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2" svg:font-family="'Lohit Hindi'"/>
    <style:font-face style:name="OpenSymbol" svg:font-family="OpenSymbol"/>
    <style:font-face style:name="Courier New" svg:font-family="'Courier New'" style:font-family-generic="modern"/>
    <style:font-face style:name="Arial1" svg:font-family="Arial" style:font-family-generic="roman"/>
    <style:font-face style:name="Courier New1" svg:font-family="'Courier New'" style:font-family-generic="modern" style:font-pitch="fixed"/>
    <style:font-face style:name="Arial2" svg:font-family="Arial" style:font-family-generic="roman" style:font-pitch="variable"/>
    <style:font-face style:name="DejaVu Sans1" svg:font-family="'DejaVu Sans'" style:font-family-generic="roman" style:font-pitch="variable"/>
    <style:font-face style:name="Lohit Hindi1" svg:font-family="'Lohit Hindi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au1" style:family="table" style:master-page-name="First_20_Page">
      <style:table-properties style:width="16.08cm" fo:margin-left="-0.011cm" style:page-number="1" table:align="left" style:writing-mode="lr-tb"/>
    </style:style>
    <style:style style:name="Tableau1.A" style:family="table-column">
      <style:table-column-properties style:column-width="0.72cm"/>
    </style:style>
    <style:style style:name="Tableau1.B" style:family="table-column">
      <style:table-column-properties style:column-width="1.63cm"/>
    </style:style>
    <style:style style:name="Tableau1.C" style:family="table-column">
      <style:table-column-properties style:column-width="5.175cm"/>
    </style:style>
    <style:style style:name="Tableau1.D" style:family="table-column">
      <style:table-column-properties style:column-width="0.49cm"/>
    </style:style>
    <style:style style:name="Tableau1.E" style:family="table-column">
      <style:table-column-properties style:column-width="8.065cm"/>
    </style:style>
    <style:style style:name="Tableau1.1" style:family="table-row">
      <style:table-row-properties style:row-height="1cm" style:keep-together="false" fo:keep-together="always"/>
    </style:style>
    <style:style style:name="Tableau1.A1" style:family="table-cell">
      <style:table-cell-properties style:vertical-align="top" fo:padding="0cm" fo:border="none" style:writing-mode="lr-tb"/>
    </style:style>
    <style:style style:name="Tableau1.E1" style:family="table-cell">
      <style:table-cell-properties style:vertical-align="middle" fo:background-color="#e5e5e5" fo:padding="0cm" fo:border="none" style:writing-mode="lr-tb">
        <style:background-image/>
      </style:table-cell-properties>
    </style:style>
    <style:style style:name="Tableau1.2" style:family="table-row">
      <style:table-row-properties style:row-height="0.423cm" style:keep-together="false" fo:keep-together="always"/>
    </style:style>
    <style:style style:name="Tableau1.3" style:family="table-row">
      <style:table-row-properties style:row-height="0.141cm" style:keep-together="false" fo:keep-together="always"/>
    </style:style>
    <style:style style:name="Tableau1.4" style:family="table-row">
      <style:table-row-properties style:min-row-height="0.988cm" style:keep-together="false" fo:keep-together="always"/>
    </style:style>
    <style:style style:name="Tableau1.E4" style:family="table-cell">
      <style:table-cell-properties style:vertical-align="middle" fo:padding="0cm" fo:border="none" style:writing-mode="lr-tb"/>
    </style:style>
    <style:style style:name="Tableau1.5" style:family="table-row">
      <style:table-row-properties style:row-height="0.282cm" style:keep-together="false" fo:keep-together="always"/>
    </style:style>
    <style:style style:name="Tableau1.6" style:family="table-row">
      <style:table-row-properties style:min-row-height="0.459cm" style:keep-together="false" fo:keep-together="always"/>
    </style:style>
    <style:style style:name="Tableau1.7" style:family="table-row">
      <style:table-row-properties style:min-row-height="0.776cm" style:keep-together="false" fo:keep-together="always"/>
    </style:style>
    <style:style style:name="Tableau1.8" style:family="table-row">
      <style:table-row-properties style:row-height="0.212cm" style:keep-together="false" fo:keep-together="always"/>
    </style:style>
    <style:style style:name="Tableau1.9" style:family="table-row">
      <style:table-row-properties style:min-row-height="0.388cm" style:keep-together="false" fo:keep-together="always"/>
    </style:style>
    <style:style style:name="Tableau1.11" style:family="table-row">
      <style:table-row-properties style:row-height="0.6cm" style:keep-together="false" fo:keep-together="always"/>
    </style:style>
    <style:style style:name="Tableau1.12" style:family="table-row">
      <style:table-row-properties style:row-height="1.129cm" style:keep-together="false" fo:keep-together="always"/>
    </style:style>
    <style:style style:name="Dossierseps" style:family="table">
      <style:table-properties style:width="16cm" table:align="margins" style:writing-mode="lr-tb"/>
    </style:style>
    <style:style style:name="Dossierseps.A" style:family="table-column">
      <style:table-column-properties style:column-width="1.998cm" style:rel-column-width="8185*"/>
    </style:style>
    <style:style style:name="Dossierseps.B" style:family="table-column">
      <style:table-column-properties style:column-width="2.193cm" style:rel-column-width="8980*"/>
    </style:style>
    <style:style style:name="Dossierseps.C" style:family="table-column">
      <style:table-column-properties style:column-width="2cm" style:rel-column-width="8192*"/>
    </style:style>
    <style:style style:name="Dossierseps.F" style:family="table-column">
      <style:table-column-properties style:column-width="2.808cm" style:rel-column-width="11501*"/>
    </style:style>
    <style:style style:name="Dossierseps.G" style:family="table-column">
      <style:table-column-properties style:column-width="3.002cm" style:rel-column-width="12293*"/>
    </style:style>
    <style:style style:name="Dossierseps.A1" style:family="table-cell">
      <style:table-cell-properties fo:padding="0.097cm" fo:border-left="0.018cm solid #000000" fo:border-right="none" fo:border-top="0.018cm solid #000000" fo:border-bottom="0.018cm solid #000000"/>
    </style:style>
    <style:style style:name="Dossierseps.G1" style:family="table-cell">
      <style:table-cell-properties fo:padding="0.097cm" fo:border="0.018cm solid #000000"/>
    </style:style>
    <style:style style:name="Dossierseps.A2" style:family="table-cell">
      <style:table-cell-properties fo:padding="0.097cm" fo:border-left="0.018cm solid #000000" fo:border-right="none" fo:border-top="none" fo:border-bottom="0.018cm solid #000000"/>
    </style:style>
    <style:style style:name="Dossierseps.G2" style:family="table-cell">
      <style:table-cell-properties fo:padding="0.097cm" fo:border-left="0.018cm solid #000000" fo:border-right="0.018cm solid #000000" fo:border-top="none" fo:border-bottom="0.018cm solid #000000"/>
    </style:style>
    <style:style style:name="Tableau4" style:family="table">
      <style:table-properties style:width="15.998cm" table:align="left" style:writing-mode="lr-tb"/>
    </style:style>
    <style:style style:name="Tableau4.A" style:family="table-column">
      <style:table-column-properties style:column-width="4.022cm"/>
    </style:style>
    <style:style style:name="Tableau4.B" style:family="table-column">
      <style:table-column-properties style:column-width="11.977cm"/>
    </style:style>
    <style:style style:name="Tableau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4.B1" style:family="table-cell">
      <style:table-cell-properties fo:padding="0.097cm" fo:border="0.002cm solid #000000"/>
    </style:style>
    <style:style style:name="Tableau4.A2" style:family="table-cell">
      <style:table-cell-properties fo:padding="0.097cm" fo:border-left="0.002cm solid #000000" fo:border-right="none" fo:border-top="none" fo:border-bottom="0.002cm solid #000000"/>
    </style:style>
    <style:style style:name="Tableau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3" style:family="table">
      <style:table-properties style:width="16.002cm" table:align="margins" style:writing-mode="lr-tb"/>
    </style:style>
    <style:style style:name="Tableau3.A" style:family="table-column">
      <style:table-column-properties style:column-width="16.002cm" style:rel-column-width="65535*"/>
    </style:style>
    <style:style style:name="Tableau3.1" style:family="table-row">
      <style:table-row-properties style:row-height="0.776cm" style:keep-together="true" fo:keep-together="auto"/>
    </style:style>
    <style:style style:name="Tableau3.A1" style:family="table-cell">
      <style:table-cell-properties style:vertical-align="top" fo:padding="0cm" fo:border="none" style:writing-mode="lr-tb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Header">
      <style:paragraph-properties fo:line-height="0.388cm"/>
    </style:style>
    <style:style style:name="P3" style:family="paragraph" style:parent-style-name="Header">
      <style:text-properties fo:language="zxx" fo:country="none" style:language-asian="zxx" style:country-asian="none"/>
    </style:style>
    <style:style style:name="P4" style:family="paragraph" style:parent-style-name="Header">
      <style:paragraph-properties fo:line-height="100%">
        <style:tab-stops/>
      </style:paragraph-properties>
      <style:text-properties fo:language="zxx" fo:country="none" style:language-asian="zxx" style:country-asian="none"/>
    </style:style>
    <style:style style:name="P5" style:family="paragraph" style:parent-style-name="Header">
      <style:paragraph-properties>
        <style:tab-stops/>
      </style:paragraph-properties>
      <style:text-properties fo:language="zxx" fo:country="none" style:language-asian="zxx" style:country-asian="none"/>
    </style:style>
    <style:style style:name="P6" style:family="paragraph" style:parent-style-name="Header">
      <style:paragraph-properties fo:line-height="100%">
        <style:tab-stops/>
      </style:paragraph-properties>
    </style:style>
    <style:style style:name="P7" style:family="paragraph" style:parent-style-name="Header">
      <style:paragraph-properties>
        <style:tab-stops/>
      </style:paragraph-properties>
    </style:style>
    <style:style style:name="P8" style:family="paragraph" style:parent-style-name="Header">
      <style:paragraph-properties fo:line-height="0.864cm">
        <style:tab-stops/>
      </style:paragraph-properties>
    </style:style>
    <style:style style:name="P9" style:family="paragraph" style:parent-style-name="Header">
      <style:paragraph-properties fo:line-height="0.353cm" fo:text-align="center" style:justify-single-word="false" style:snap-to-layout-grid="false">
        <style:tab-stops/>
      </style:paragraph-properties>
      <style:text-properties fo:font-size="7pt" style:font-size-asian="7pt"/>
    </style:style>
    <style:style style:name="P10" style:family="paragraph" style:parent-style-name="Header">
      <style:paragraph-properties fo:line-height="0.459cm" style:snap-to-layout-grid="false">
        <style:tab-stops/>
      </style:paragraph-properties>
    </style:style>
    <style:style style:name="P11" style:family="paragraph" style:parent-style-name="Header">
      <style:paragraph-properties fo:line-height="0.494cm">
        <style:tab-stops/>
      </style:paragraph-properties>
    </style:style>
    <style:style style:name="P12" style:family="paragraph" style:parent-style-name="Header">
      <style:paragraph-properties fo:line-height="0.494cm" style:snap-to-layout-grid="false">
        <style:tab-stops/>
      </style:paragraph-properties>
    </style:style>
    <style:style style:name="P13" style:family="paragraph" style:parent-style-name="Standard">
      <style:paragraph-properties style:writing-mode="lr-tb"/>
    </style:style>
    <style:style style:name="P14" style:family="paragraph" style:parent-style-name="Standard">
      <style:paragraph-properties fo:text-align="justify" style:justify-single-word="false" style:writing-mode="lr-tb"/>
    </style:style>
    <style:style style:name="P15" style:family="paragraph" style:parent-style-name="Standard">
      <style:paragraph-properties fo:text-align="justify" style:justify-single-word="false" style:writing-mode="lr-tb"/>
      <style:text-properties fo:font-weight="bold" style:font-weight-asian="bold" style:font-weight-complex="bold"/>
    </style:style>
    <style:style style:name="P16" style:family="paragraph" style:parent-style-name="Footer">
      <style:paragraph-properties>
        <style:tab-stops/>
      </style:paragraph-properties>
    </style:style>
    <style:style style:name="P17" style:family="paragraph" style:parent-style-name="Standard">
      <style:paragraph-properties style:snap-to-layout-grid="false"/>
    </style:style>
    <style:style style:name="P18" style:family="paragraph" style:parent-style-name="Standard">
      <style:paragraph-properties fo:line-height="0.494cm" fo:text-align="center" style:justify-single-word="false" style:snap-to-layout-grid="false"/>
    </style:style>
    <style:style style:name="P19" style:family="paragraph" style:parent-style-name="Standard">
      <style:text-properties fo:language="zxx" fo:country="none" style:language-asian="zxx" style:country-asian="none" style:font-size-complex="11pt"/>
    </style:style>
    <style:style style:name="P20" style:family="paragraph" style:parent-style-name="Standard">
      <style:paragraph-properties fo:line-height="0.388cm" style:snap-to-layout-grid="false"/>
      <style:text-properties fo:font-size="8pt" style:font-size-asian="8pt"/>
    </style:style>
    <style:style style:name="P21" style:family="paragraph" style:parent-style-name="Standard">
      <style:paragraph-properties fo:line-height="0.388cm" style:snap-to-layout-grid="false"/>
      <style:text-properties fo:font-size="8pt" fo:language="zxx" fo:country="none" style:font-size-asian="8pt" style:language-asian="zxx" style:country-asian="none"/>
    </style:style>
    <style:style style:name="P22" style:family="paragraph" style:parent-style-name="Standard">
      <style:paragraph-properties fo:line-height="0.388cm" style:snap-to-layout-grid="false"/>
      <style:text-properties fo:font-size="8pt" fo:language="zxx" fo:country="none" fo:font-style="italic" style:font-size-asian="8pt" style:language-asian="zxx" style:country-asian="none" style:font-style-asian="italic"/>
    </style:style>
    <style:style style:name="P23" style:family="paragraph" style:parent-style-name="Standard">
      <style:paragraph-properties fo:line-height="0.459cm" style:snap-to-layout-grid="false"/>
    </style:style>
    <style:style style:name="P24" style:family="paragraph" style:parent-style-name="Standard">
      <style:paragraph-properties fo:text-align="justify" style:justify-single-word="false"/>
    </style:style>
    <style:style style:name="P25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/>
    </style:style>
    <style:style style:name="P26" style:family="paragraph" style:parent-style-name="Standard">
      <style:paragraph-properties fo:text-align="center" style:justify-single-word="false" style:snap-to-layout-grid="false"/>
      <style:text-properties fo:font-size="9pt" fo:font-weight="bold" style:font-size-asian="9pt" style:font-weight-asian="bold" style:font-size-complex="9pt"/>
    </style:style>
    <style:style style:name="P27" style:family="paragraph" style:parent-style-name="Standard">
      <style:paragraph-properties fo:margin-top="0cm" fo:margin-bottom="0.071cm" fo:line-height="0.564cm" style:snap-to-layout-grid="false"/>
      <style:text-properties fo:font-size="8pt" style:font-size-asian="8pt"/>
    </style:style>
    <style:style style:name="P28" style:family="paragraph" style:parent-style-name="Prénom_20_NOM">
      <style:text-properties fo:font-weight="normal" style:font-weight-asian="normal" style:font-size-complex="11pt"/>
    </style:style>
    <style:style style:name="P29" style:family="paragraph" style:parent-style-name="Prénom_20_NOM">
      <style:paragraph-properties fo:margin-left="7.504cm" fo:margin-right="0cm" fo:text-indent="0.497cm" style:auto-text-indent="false"/>
      <style:text-properties fo:font-weight="normal" style:font-weight-asian="normal" style:font-size-complex="11pt"/>
    </style:style>
    <style:style style:name="P30" style:family="paragraph" style:parent-style-name="Texte_20_de_20_saisie">
      <style:text-properties style:font-name-complex="Arial" style:font-size-complex="11pt"/>
    </style:style>
    <style:style style:name="P31" style:family="paragraph" style:parent-style-name="Titre_20_qualité">
      <style:text-properties style:font-name-complex="Arial" style:font-size-complex="11pt"/>
    </style:style>
    <style:style style:name="P32" style:family="paragraph" style:parent-style-name="Titre_20_qualité">
      <style:text-properties fo:font-weight="bold" style:font-weight-asian="bold" style:font-name-complex="Arial" style:font-size-complex="11pt"/>
    </style:style>
    <style:style style:name="P33" style:family="paragraph" style:parent-style-name="Titre_20_qualité">
      <style:paragraph-properties fo:margin-left="7.251cm" fo:margin-right="0cm" fo:text-indent="0cm" style:auto-text-indent="false"/>
    </style:style>
    <style:style style:name="P34" style:family="paragraph" style:parent-style-name="Titre_20_qualité">
      <style:paragraph-properties fo:margin-left="0cm" fo:margin-right="0cm" fo:text-indent="0cm" style:auto-text-indent="false"/>
    </style:style>
    <style:style style:name="P35" style:family="paragraph" style:parent-style-name="Table_20_Contents">
      <style:paragraph-properties fo:text-align="justify" style:justify-single-word="false"/>
    </style:style>
    <style:style style:name="P36" style:family="paragraph" style:parent-style-name="Table_20_Contents">
      <style:paragraph-properties fo:text-align="end" style:justify-single-word="false"/>
    </style:style>
    <style:style style:name="P37" style:family="paragraph" style:parent-style-name="Table_20_Heading">
      <style:paragraph-properties fo:text-align="center" style:justify-single-word="false"/>
      <style:text-properties fo:font-size="9pt" style:font-size-asian="9pt" style:font-size-complex="9pt"/>
    </style:style>
    <style:style style:name="P38" style:family="paragraph" style:parent-style-name="Standard" style:list-style-name="L1">
      <style:paragraph-properties fo:text-align="justify" style:justify-single-word="false" style:writing-mode="lr-tb"/>
    </style:style>
    <style:style style:name="P39" style:family="paragraph" style:parent-style-name="Standard" style:list-style-name="L2">
      <style:paragraph-properties fo:text-align="justify" style:justify-single-word="false" style:writing-mode="lr-tb"/>
    </style:style>
    <style:style style:name="P40" style:family="paragraph" style:parent-style-name="Standard" style:list-style-name="L3">
      <style:paragraph-properties fo:text-align="justify" style:justify-single-word="false" style:writing-mode="lr-tb"/>
    </style:style>
    <style:style style:name="P41" style:family="paragraph" style:parent-style-name="Standard" style:list-style-name="L4">
      <style:paragraph-properties fo:text-align="justify" style:justify-single-word="false" style:writing-mode="lr-tb"/>
    </style:style>
    <style:style style:name="P42" style:family="paragraph" style:parent-style-name="Heading_20_1">
      <style:paragraph-properties style:snap-to-layout-grid="false"/>
    </style:style>
    <style:style style:name="P43" style:family="paragraph">
      <style:paragraph-properties style:writing-mode="lr-tb"/>
    </style:style>
    <style:style style:name="P44" style:family="paragraph">
      <style:paragraph-properties style:writing-mode="lr-tb"/>
      <style:text-properties style:font-name="Arial1" fo:font-size="1pt" style:font-name-asian="Arial1" style:font-name-complex="Arial1"/>
    </style:style>
    <style:style style:name="T1" style:family="text">
      <style:text-properties fo:language="zxx" fo:country="none" fo:font-weight="bold" style:language-asian="zxx" style:country-asian="none" style:font-weight-asian="bold" style:font-size-complex="11pt"/>
    </style:style>
    <style:style style:name="T2" style:family="text">
      <style:text-properties fo:language="zxx" fo:country="none" style:language-asian="zxx" style:country-asian="none" style:font-size-complex="11pt"/>
    </style:style>
    <style:style style:name="T3" style:family="text">
      <style:text-properties style:font-name-complex="Arial" style:font-size-complex="11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name="Arial1" fo:font-size="1pt" style:font-name-asian="Arial1" style:font-name-complex="Arial1"/>
    </style:style>
    <style:style style:name="fr1" style:family="graphic" style:parent-style-name="Frame">
      <style:graphic-properties style:wrap="none" style:vertical-pos="from-top" style:vertical-rel="page" style:horizontal-pos="from-left" style:horizontal-rel="page" fo:background-color="#ffffff" style:background-transparency="100%" style:writing-mode="lr-tb" draw:wrap-influence-on-position="once-successive">
        <style:background-image/>
      </style:graphic-properties>
    </style:style>
    <style:style style:name="Sect1" style:family="section">
      <style:section-properties style:writing-mode="lr-tb" style:editable="false">
        <style:columns fo:column-count="1" fo:column-gap="0cm"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style:style style:name="Sect3" style:family="section">
      <style:section-properties text:dont-balance-text-columns="true" style:writing-mode="lr-tb"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229cm" fo:padding-bottom="0.229cm" fo:padding-left="0.441cm" fo:padding-right="0.441cm" fo:wrap-option="wrap" fo:margin-left="0.319cm" fo:margin-right="0.319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number:number-style style:name="N0">
      <number:number number:min-integer-digits="1"/>
    </number:number-style>
    <number:date-style style:name="N38" number:automatic-order="true" number:format-source="language">
      <number:day-of-week number:style="long"/>
      <number:text> </number:text>
      <number:day number:style="long"/>
      <number:text> </number:text>
      <number:month number:style="long" number:textual="true"/>
      <number:text> </number:text>
      <number:year number:style="long"/>
    </number:date-style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  <number:date-style style:name="N106">
      <number:year number:style="long"/>
      <number:month number:style="long"/>
      <number:day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" text:name="commune"/>
        <text:user-field-decl office:value-type="float" office:value="0" text:name="contratcomplexeep93"/>
        <text:user-field-decl office:value-type="float" office:value="0" text:name="nonorientationproep93"/>
        <text:user-field-decl office:value-type="float" office:value="0" text:name="nonrespectsanctionep93"/>
        <text:user-field-decl office:value-type="float" office:value="0" text:name="reorientationep93"/>
        <text:user-field-decl office:value-type="float" office:value="0" text:name="signalementep93"/>
        <text:user-field-decl office:value-type="float" office:value="0" text:name="nonrespectssanctionseps93"/>
        <text:user-field-decl office:value-type="float" office:value="0" text:name="total"/>
        <text:user-field-decl office:value-type="float" office:value="0" text:name="contratscomplexeseps93"/>
        <text:user-field-decl office:value-type="float" office:value="0" text:name="nonorientationsproseps93"/>
        <text:user-field-decl office:value-type="float" office:value="0" text:name="reorientationseps93"/>
        <text:user-field-decl office:value-type="float" office:value="0" text:name="signalementseps93"/>
        <text:user-field-decl office:value-type="float" office:value="0" text:name="commissionep_dateseance"/>
        <text:user-field-decl office:value-type="string" office:string-value="" text:name="commissionep_adresseseance"/>
        <text:user-field-decl office:value-type="string" office:string-value="" text:name="commissionep_codepostalseance"/>
        <text:user-field-decl office:value-type="string" office:string-value="" text:name="commissionep_villeseance"/>
        <text:user-field-decl office:value-type="string" office:string-value="" text:name="participant_qual"/>
        <text:user-field-decl office:value-type="string" office:string-value="" text:name="participant_prenom"/>
        <text:user-field-decl office:value-type="string" office:string-value="" text:name="participant_nom"/>
        <text:user-field-decl office:value-type="string" office:string-value="" text:name="participant_fonctionmembreep_name"/>
        <text:user-field-decl office:value-type="string" office:string-value="" text:name="participant_compladr"/>
        <text:user-field-decl office:value-type="string" office:string-value="" text:name="participant_numvoie"/>
        <text:user-field-decl office:value-type="string" office:string-value="" text:name="participant_typevoie"/>
        <text:user-field-decl office:value-type="string" office:string-value="" text:name="participant_nomvoie"/>
        <text:user-field-decl office:value-type="string" office:string-value="" text:name="participant_codepostal"/>
        <text:user-field-decl office:value-type="string" office:string-value="" text:name="participant_ville"/>
        <text:user-field-decl office:value-type="string" office:string-value="" text:name="commissionep_ep_identifiant"/>
        <text:user-field-decl office:value-type="string" office:string-value="" text:name="commissionep_dateseance_time"/>
        <text:user-field-decl office:value-type="string" office:string-value="" text:name="membreep_qual"/>
        <text:user-field-decl office:value-type="string" office:string-value="" text:name="membreep_nom"/>
        <text:user-field-decl office:value-type="string" office:string-value="" text:name="membreep_prenom"/>
        <text:user-field-decl office:value-type="string" office:string-value="" text:name="membreep_fonctionmembreep_name"/>
        <text:user-field-decl office:value-type="string" office:string-value="" text:name="dossierep_themeep"/>
        <text:user-field-decl office:value-type="string" office:string-value="" text:name="foyer_sitfam"/>
        <text:user-field-decl office:value-type="string" office:string-value="" text:name="dossier_dtdemrsa"/>
        <text:user-field-decl office:value-type="string" office:string-value="" text:name="serviceinstructeur_lib_service"/>
        <text:user-field-decl office:value-type="string" office:string-value="" text:name="orientstruct_date_valid"/>
        <text:user-field-decl office:value-type="string" office:string-value="" text:name="historiqueetatpe_inscritpe"/>
        <text:user-field-decl office:value-type="string" office:string-value="" text:name="adresse_locaadr"/>
        <text:user-field-decl office:value-type="string" office:string-value="" text:name="remplacantmembreep_qual"/>
        <text:user-field-decl office:value-type="string" office:string-value="" text:name="remplacantmembreep_nom"/>
        <text:user-field-decl office:value-type="string" office:string-value="" text:name="remplacantmembreep_prenom"/>
        <text:user-field-decl office:value-type="string" office:string-value="" text:name="participant_organisme"/>
        <text:user-field-decl office:value-type="string" office:string-value="" text:name="commissionep_chargesuivi"/>
      </text:user-field-decls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 table:style-name="Tableau1.1">
          <table:table-cell table:style-name="Tableau1.A1" table:number-rows-spanned="6" table:number-columns-spanned="3" office:value-type="string">
            <text:p text:style-name="P27"/>
          </table:table-cell>
          <table:covered-table-cell/>
          <table:covered-table-cell/>
          <table:table-cell table:style-name="Tableau1.A1" table:number-rows-spanned="11" office:value-type="string">
            <text:p text:style-name="P17"/>
          </table:table-cell>
          <table:table-cell table:style-name="Tableau1.E1" office:value-type="string">
            <text:h text:style-name="P42" text:outline-level="1">ORDRE DU JOUR</text:h>
          </table:table-cell>
        </table:table-row>
        <table:table-row table:style-name="Tableau1.2">
          <table:covered-table-cell/>
          <table:covered-table-cell/>
          <table:covered-table-cell/>
          <table:covered-table-cell/>
          <table:table-cell table:style-name="Tableau1.A1" office:value-type="string">
            <text:p text:style-name="P9"/>
          </table:table-cell>
        </table:table-row>
        <table:table-row table:style-name="Tableau1.3">
          <table:covered-table-cell/>
          <table:covered-table-cell/>
          <table:covered-table-cell/>
          <table:covered-table-cell/>
          <table:table-cell table:style-name="Tableau1.A1" office:value-type="string">
            <text:p text:style-name="P10"/>
          </table:table-cell>
        </table:table-row>
        <table:table-row table:style-name="Tableau1.4">
          <table:covered-table-cell/>
          <table:covered-table-cell/>
          <table:covered-table-cell/>
          <table:covered-table-cell/>
          <table:table-cell table:style-name="Tableau1.E4" office:value-type="string">
            <text:p text:style-name="P18"/>
          </table:table-cell>
        </table:table-row>
        <table:table-row table:style-name="Tableau1.5">
          <table:covered-table-cell/>
          <table:covered-table-cell/>
          <table:covered-table-cell/>
          <table:covered-table-cell/>
          <table:table-cell table:style-name="Tableau1.E4" office:value-type="string">
            <text:p text:style-name="P12"/>
          </table:table-cell>
        </table:table-row>
        <table:table-row table:style-name="Tableau1.6">
          <table:covered-table-cell/>
          <table:covered-table-cell/>
          <table:covered-table-cell/>
          <table:covered-table-cell/>
          <table:table-cell table:style-name="Tableau1.A1" table:number-rows-spanned="5" office:value-type="string">
            <text:p text:style-name="P17"><text:span text:style-name="T1"><text:user-field-get text:name="participant_qual"/></text:span><text:span text:style-name="T1"> </text:span><text:span text:style-name="T1"><text:user-field-get text:name="participant_prenom"/></text:span><text:span text:style-name="T1"> </text:span><text:span text:style-name="T1"><text:user-field-get text:name="participant_nom"/></text:span></text:p>
            <text:p text:style-name="P19"><text:user-field-get text:name="participant_fonctionmembreep_name"/></text:p>
            <text:p text:style-name="P19"><text:user-field-get text:name="participant_organisme"/></text:p>
            <text:p text:style-name="P19"><text:user-field-get text:name="participant_compladr"/></text:p>
            <text:p text:style-name="P19"><text:user-field-get text:name="participant_numvoie"/> <text:user-field-get text:name="participant_typevoie"/> <text:user-field-get text:name="participant_nomvoie"/></text:p>
            <text:p text:style-name="Standard"><text:span text:style-name="T2"><text:user-field-get text:name="participant_codepostal"/></text:span><text:span text:style-name="T2"> </text:span><text:span text:style-name="T2"><text:user-field-get text:name="participant_ville"/></text:span></text:p>
          </table:table-cell>
        </table:table-row>
        <table:table-row table:style-name="Tableau1.7">
          <table:table-cell table:style-name="Tableau1.A1" table:number-columns-spanned="3" office:value-type="string">
            <text:p text:style-name="P20">DPAS/SIS/BAT/EP/BV/FF/NB/<text:date style:data-style-name="N106" text:date-value="2011-10-18T15:01:09.60">20111018</text:date></text:p>
          </table:table-cell>
          <table:covered-table-cell/>
          <table:covered-table-cell/>
          <table:covered-table-cell/>
          <table:covered-table-cell/>
        </table:table-row>
        <table:table-row table:style-name="Tableau1.8">
          <table:table-cell table:style-name="Tableau1.A1" table:number-columns-spanned="3" office:value-type="string">
            <text:p text:style-name="P20"/>
          </table:table-cell>
          <table:covered-table-cell/>
          <table:covered-table-cell/>
          <table:covered-table-cell/>
          <table:covered-table-cell/>
        </table:table-row>
        <table:table-row table:style-name="Tableau1.9">
          <table:table-cell table:style-name="Tableau1.A1" table:number-columns-spanned="2" office:value-type="string">
            <text:p text:style-name="P21">Affaire suivie par : </text:p>
          </table:table-cell>
          <table:covered-table-cell/>
          <table:table-cell table:style-name="Tableau1.A1" office:value-type="string">
            <text:p text:style-name="P20"/>
          </table:table-cell>
          <table:covered-table-cell/>
          <table:covered-table-cell/>
        </table:table-row>
        <table:table-row table:style-name="Tableau1.9">
          <table:table-cell table:style-name="Tableau1.A1" office:value-type="string">
            <text:p text:style-name="P21">Tél. : </text:p>
          </table:table-cell>
          <table:table-cell table:style-name="Tableau1.A1" table:number-columns-spanned="2" office:value-type="string">
            <text:p text:style-name="P20"/>
          </table:table-cell>
          <table:covered-table-cell/>
          <table:covered-table-cell/>
          <table:covered-table-cell/>
        </table:table-row>
        <table:table-row table:style-name="Tableau1.11">
          <table:table-cell table:style-name="Tableau1.A1" table:number-columns-spanned="3" office:value-type="string">
            <text:p text:style-name="P20"/>
          </table:table-cell>
          <table:covered-table-cell/>
          <table:covered-table-cell/>
          <table:covered-table-cell/>
          <table:table-cell table:style-name="Tableau1.A1" office:value-type="string">
            <text:p text:style-name="P17"/>
          </table:table-cell>
        </table:table-row>
        <table:table-row table:style-name="Tableau1.12">
          <table:table-cell table:style-name="Tableau1.A1" table:number-columns-spanned="5" office:value-type="string">
            <text:p text:style-name="P23">Bobigny, le <text:date style:data-style-name="N76" text:date-value="2011-10-18T15:01:09.60">18 octobre 2011</text:date></text:p>
          </table:table-cell>
          <table:covered-table-cell/>
          <table:covered-table-cell/>
          <table:covered-table-cell/>
          <table:covered-table-cell/>
        </table:table-row>
      </table:table>
      <text:p text:style-name="P11"/>
      <text:section text:style-name="Sect1" text:name="Section1">
        <text:p text:style-name="Standard"><text:user-field-get text:name="participant_qual"/> <text:user-field-get text:name="participant_fonctionmembreep_name"/>,</text:p>
        <text:p text:style-name="Standard"/>
        <text:p text:style-name="P24">J’ai le plaisir de vous convier à la réunion plénière de l’Equipe Pluridisciplinaire <text:user-field-get text:name="commissionep_ep_identifiant"/> dont vous êtes membre.</text:p>
        <text:p text:style-name="P24"/>
        <text:p text:style-name="P24">Cette réunion aura lieu :</text:p>
        <text:p text:style-name="P33">Le <text:user-field-get style:data-style-name="N38" text:name="commissionep_dateseance">samedi 30 décembre 1899</text:user-field-get></text:p>
        <text:p text:style-name="P33">à <text:user-field-get text:name="commissionep_dateseance_time"/></text:p>
        <text:p text:style-name="P33"><text:user-field-get text:name="commissionep_adresseseance"/></text:p>
        <text:p text:style-name="P33"><text:user-field-get text:name="commissionep_codepostalseance"/> <text:user-field-get text:name="commissionep_villeseance"/></text:p>
        <text:p text:style-name="P25"/>
        <text:p text:style-name="P24">L’ordre du jour portera sur l’examen de :</text:p>
        <table:table table:name="Dossierseps" table:style-name="Dossierseps">
          <table:table-column table:style-name="Dossierseps.A"/>
          <table:table-column table:style-name="Dossierseps.B"/>
          <table:table-column table:style-name="Dossierseps.C" table:number-columns-repeated="3"/>
          <table:table-column table:style-name="Dossierseps.F"/>
          <table:table-column table:style-name="Dossierseps.G"/>
          <table:table-header-rows>
            <table:table-row>
              <table:table-cell table:style-name="Dossierseps.A1" office:value-type="string">
                <text:p text:style-name="P26">Communes</text:p>
              </table:table-cell>
              <table:table-cell table:style-name="Dossierseps.A1" office:value-type="string">
                <text:p text:style-name="P26">CER complexes</text:p>
              </table:table-cell>
              <table:table-cell table:style-name="Dossierseps.A1" office:value-type="string">
                <text:p text:style-name="P37">Détection BRSA en parcours social sans réorientation</text:p>
              </table:table-cell>
              <table:table-cell table:style-name="Dossierseps.A1" office:value-type="string">
                <text:p text:style-name="P37">Demandes de suspension</text:p>
              </table:table-cell>
              <table:table-cell table:style-name="Dossierseps.A1" office:value-type="string">
                <text:p text:style-name="P37">Réorientations</text:p>
              </table:table-cell>
              <table:table-cell table:style-name="Dossierseps.A1" office:value-type="string">
                <text:p text:style-name="P37">Non respect du CER</text:p>
              </table:table-cell>
              <table:table-cell table:style-name="Dossierseps.G1" office:value-type="string">
                <text:p text:style-name="P26">Total</text:p>
              </table:table-cell>
            </table:table-row>
          </table:table-header-rows>
          <table:table-row>
            <table:table-cell table:style-name="Dossierseps.A2" office:value-type="string">
              <text:p text:style-name="P35"><text:user-field-get text:name="commune"/><text:soft-page-break/></text:p>
            </table:table-cell>
            <table:table-cell table:style-name="Dossierseps.A2" office:value-type="string">
              <text:p text:style-name="P36"><text:user-field-get style:data-style-name="N0" text:name="contratscomplexeseps93">0</text:user-field-get><text:soft-page-break/></text:p>
            </table:table-cell>
            <table:table-cell table:style-name="Dossierseps.A2" office:value-type="string">
              <text:p text:style-name="P36"><text:user-field-get style:data-style-name="N0" text:name="nonorientationsproseps93">0</text:user-field-get><text:soft-page-break/></text:p>
            </table:table-cell>
            <table:table-cell table:style-name="Dossierseps.A2" office:value-type="string">
              <text:p text:style-name="P36"><text:user-field-get style:data-style-name="N0" text:name="nonrespectssanctionseps93">0</text:user-field-get><text:soft-page-break/></text:p>
            </table:table-cell>
            <table:table-cell table:style-name="Dossierseps.A2" office:value-type="string">
              <text:p text:style-name="P36"><text:user-field-get style:data-style-name="N0" text:name="reorientationseps93">0</text:user-field-get><text:soft-page-break/></text:p>
            </table:table-cell>
            <table:table-cell table:style-name="Dossierseps.A2" office:value-type="string">
              <text:p text:style-name="P36"><text:user-field-get style:data-style-name="N0" text:name="signalementseps93">0</text:user-field-get></text:p>
            </table:table-cell>
            <table:table-cell table:style-name="Dossierseps.G2" office:value-type="string">
              <text:p text:style-name="P36"><text:user-field-get style:data-style-name="N0" text:name="total">0</text:user-field-get></text:p>
            </table:table-cell>
          </table:table-row>
        </table:table>
        <text:p text:style-name="P24"/>
        <text:p text:style-name="P15">Ont confirmé leur présence :</text:p>
        <text:section text:style-name="Sect2" text:name="Reponses_confirme">
          <text:list xml:id="list34652866" text:style-name="L1">
            <text:list-item>
              <text:p text:style-name="P38"><text:user-field-get text:name="membreep_qual"/> <text:user-field-get text:name="membreep_nom"/> <text:user-field-get text:name="membreep_prenom"/>, <text:user-field-get text:name="membreep_fonctionmembreep_name"/></text:p>
            </text:list-item>
          </text:list>
        </text:section>
        <text:p text:style-name="P15"/>
        <text:p text:style-name="P14"><text:span text:style-name="T4">Ont </text:span><text:span text:style-name="T4">décliné</text:span><text:span text:style-name="T4"> leur présence :</text:span></text:p>
        <text:section text:style-name="Sect2" text:name="Reponses_decline">
          <text:list xml:id="list34626153" text:style-name="L2">
            <text:list-item>
              <text:p text:style-name="P39"><text:span text:style-name="T4"><text:user-field-get text:name="membreep_qual"/></text:span><text:span text:style-name="T4"> </text:span><text:span text:style-name="T4"><text:user-field-get text:name="membreep_nom"/></text:span><text:span text:style-name="T4"> </text:span><text:span text:style-name="T4"><text:user-field-get text:name="membreep_prenom"/></text:span><text:span text:style-name="T4">, </text:span><text:span text:style-name="T4"><text:user-field-get text:name="membreep_fonctionmembreep_name"/></text:span></text:p>
            </text:list-item>
          </text:list>
        </text:section>
        <text:p text:style-name="P15"/>
        <text:p text:style-name="P14"><text:span text:style-name="T4">N'ont pas renseigné </text:span><text:span text:style-name="T4">leur présence :</text:span></text:p>
        <text:section text:style-name="Sect2" text:name="Reponses_nonrenseigne">
          <text:list xml:id="list34649899" text:style-name="L3">
            <text:list-item>
              <text:p text:style-name="P40"><text:span text:style-name="T4"><text:user-field-get text:name="membreep_qual"/></text:span><text:span text:style-name="T4"> </text:span><text:span text:style-name="T4"><text:user-field-get text:name="membreep_nom"/></text:span><text:span text:style-name="T4"> </text:span><text:span text:style-name="T4"><text:user-field-get text:name="membreep_prenom"/></text:span><text:span text:style-name="T4">, </text:span><text:span text:style-name="T4"><text:user-field-get text:name="membreep_fonctionmembreep_name"/></text:span></text:p>
            </text:list-item>
          </text:list>
        </text:section>
        <text:p text:style-name="P15"/>
        <text:p text:style-name="P14"><text:span text:style-name="T4">Seront remplacés</text:span><text:span text:style-name="T4"> :</text:span></text:p>
        <text:section text:style-name="Sect2" text:name="Reponses_remplacepar">
          <text:list xml:id="list34623922" text:style-name="L4">
            <text:list-item>
              <text:p text:style-name="P41"><text:span text:style-name="T4"><text:user-field-get text:name="remplacantmembreep_qual"/></text:span><text:span text:style-name="T4"> </text:span><text:span text:style-name="T4"><text:user-field-get text:name="remplacantmembreep_nom"/></text:span><text:span text:style-name="T4"> </text:span><text:span text:style-name="T4"><text:user-field-get text:name="remplacantmembreep_prenom"/></text:span><text:span text:style-name="T4"> (en remplacement de </text:span><text:span text:style-name="T4"><text:user-field-get text:name="membreep_qual"/></text:span><text:span text:style-name="T4"> </text:span><text:span text:style-name="T4"><text:user-field-get text:name="membreep_nom"/></text:span><text:span text:style-name="T4"> </text:span><text:span text:style-name="T4"><text:user-field-get text:name="membreep_prenom"/></text:span><text:span text:style-name="T4">), </text:span><text:span text:style-name="T4"><text:user-field-get text:name="membreep_fonctionmembreep_name"/></text:span></text:p>
            </text:list-item>
          </text:list>
        </text:section>
        <text:p text:style-name="P15"/>
        <text:p text:style-name="P15">Fiches synthétiques</text:p>
        <text:section text:style-name="Sect2" text:name="Fichessynthetiques">
          <text:p text:style-name="P15"/>
          <table:table table:name="Tableau4" table:style-name="Tableau4">
            <table:table-column table:style-name="Tableau4.A"/>
            <table:table-column table:style-name="Tableau4.B"/>
            <table:table-row>
              <table:table-cell table:style-name="Tableau4.A1" office:value-type="string">
                <text:p text:style-name="P35">Thématique</text:p>
              </table:table-cell>
              <table:table-cell table:style-name="Tableau4.B1" office:value-type="string">
                <text:p text:style-name="P35"><text:user-field-get text:name="dossierep_themeep"/></text:p>
              </table:table-cell>
            </table:table-row>
            <table:table-row>
              <table:table-cell table:style-name="Tableau4.A2" office:value-type="string">
                <text:p text:style-name="P35">Commune</text:p>
              </table:table-cell>
              <table:table-cell table:style-name="Tableau4.B2" office:value-type="string">
                <text:p text:style-name="P35"><text:user-field-get text:name="adresse_locaadr"/></text:p>
              </table:table-cell>
            </table:table-row>
            <table:table-row>
              <table:table-cell table:style-name="Tableau4.A2" office:value-type="string">
                <text:p text:style-name="P35">Situation familiale</text:p>
              </table:table-cell>
              <table:table-cell table:style-name="Tableau4.B2" office:value-type="string">
                <text:p text:style-name="P35"><text:user-field-get text:name="foyer_sitfam"/></text:p>
              </table:table-cell>
            </table:table-row>
            <table:table-row>
              <table:table-cell table:style-name="Tableau4.A2" office:value-type="string">
                <text:p text:style-name="P35">Inscrit au RSA depuis</text:p>
              </table:table-cell>
              <table:table-cell table:style-name="Tableau4.B2" office:value-type="string">
                <text:p text:style-name="P35"><text:user-field-get text:name="dossier_dtdemrsa"/></text:p>
              </table:table-cell>
            </table:table-row>
            <table:table-row>
              <table:table-cell table:style-name="Tableau4.A2" office:value-type="string">
                <text:p text:style-name="P35">Service référent</text:p>
              </table:table-cell>
              <table:table-cell table:style-name="Tableau4.B2" office:value-type="string">
                <text:p text:style-name="P35"><text:user-field-get text:name="serviceinstructeur_lib_service"/></text:p>
              </table:table-cell>
            </table:table-row>
            <table:table-row>
              <table:table-cell table:style-name="Tableau4.A2" office:value-type="string">
                <text:p text:style-name="P35">Date d'orientation</text:p>
              </table:table-cell>
              <table:table-cell table:style-name="Tableau4.B2" office:value-type="string">
                <text:p text:style-name="P35"><text:user-field-get text:name="orientstruct_date_valid"/></text:p>
              </table:table-cell>
            </table:table-row>
            <table:table-row>
              <table:table-cell table:style-name="Tableau4.A2" office:value-type="string">
                <text:p text:style-name="P35">Inscrit à Pôle Emploi</text:p>
              </table:table-cell>
              <table:table-cell table:style-name="Tableau4.B2" office:value-type="string">
                <text:p text:style-name="P35"><text:user-field-get text:name="historiqueetatpe_inscritpe"/></text:p>
              </table:table-cell>
            </table:table-row>
          </table:table>
          <text:p text:style-name="Standard"/>
        </text:section>
        <text:p text:style-name="P15"><text:soft-page-break/></text:p>
        <text:p text:style-name="P13"/>
        <text:p text:style-name="P24">Je vous remercie d’avance de votre implication dans le dispositif départemental d’insertion. Toutefois en cas d’empêchement, je vous remercie de bien vouloir avertir le Service de l’Insertion et de la Solidarité.</text:p>
        <text:p text:style-name="P30"/>
        <text:p text:style-name="Standard"><text:span text:style-name="T3">Je vous prie d’agréer, </text:span><text:span text:style-name="T3"><text:user-field-get text:name="participant_qual"/></text:span><text:span text:style-name="T3"> </text:span><text:span text:style-name="T3"><text:user-field-get text:name="participant_fonctionmembreep_name"/></text:span>, <text:span text:style-name="T3">l’expression de mes salutations distinguées.</text:span></text:p>
        <text:p text:style-name="Texte_20_de_20_saisie"/>
        <text:p text:style-name="P29">Pour le Président du Conseil général</text:p>
        <text:p text:style-name="P28">et par délégation</text:p>
        <text:p text:style-name="P31"/>
        <text:p text:style-name="P32"/>
        <text:p text:style-name="P32">Benjamin Voisin</text:p>
        <text:p text:style-name="P31">Chef du Service de l’Insertion </text:p>
        <text:p text:style-name="P31">et de la Solidarité</text:p>
      </text:section>
      <text:section text:style-name="Sect3" text:name="Section2">
        <text:p text:style-name="P34"><draw:frame draw:style-name="fr1" draw:name="Cadre1" text:anchor-type="paragraph" svg:x="2.988cm" svg:y="25.686cm" svg:width="16.002cm" draw:z-index="0"><draw:text-box fo:min-height="0.041cm"><table:table table:name="Tableau3" table:style-name="Tableau3"><table:table-column table:style-name="Tableau3.A"/><table:table-row table:style-name="Tableau3.1"><table:table-cell table:style-name="Tableau3.A1" office:value-type="string"><text:p text:style-name="P22"><text:s text:c="5"/></text:p></table:table-cell></table:table-row></table:table></draw:text-box></draw:frame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2" svg:font-family="'Lohit Hindi'"/>
    <style:font-face style:name="OpenSymbol" svg:font-family="OpenSymbol"/>
    <style:font-face style:name="Courier New" svg:font-family="'Courier New'" style:font-family-generic="modern"/>
    <style:font-face style:name="Arial1" svg:font-family="Arial" style:font-family-generic="roman"/>
    <style:font-face style:name="Courier New1" svg:font-family="'Courier New'" style:font-family-generic="modern" style:font-pitch="fixed"/>
    <style:font-face style:name="Arial2" svg:font-family="Arial" style:font-family-generic="roman" style:font-pitch="variable"/>
    <style:font-face style:name="DejaVu Sans1" svg:font-family="'DejaVu Sans'" style:font-family-generic="roman" style:font-pitch="variable"/>
    <style:font-face style:name="Lohit Hindi1" svg:font-family="'Lohit Hindi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fr" fo:country="FR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459cm" fo:orphans="2" fo:widows="2" style:writing-mode="lr-tb"/>
      <style:text-properties style:use-window-font-color="true" style:font-name="Arial" fo:font-size="11pt" fo:language="fr" fo:country="FR" style:font-name-asian="Times" style:font-size-asian="11pt" style:font-name-complex="Times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text-properties fo:font-weight="bold" style:font-weight-asian="bold"/>
    </style:style>
    <style:style style:name="List" style:family="paragraph" style:parent-style-name="Text_20_body" style:class="list">
      <style:text-properties style:font-size-asian="12pt" style:font-name-complex="Lohit Hindi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/>
      <style:text-properties fo:font-size="15pt" fo:font-weight="bold" style:font-size-asian="15pt" style:font-weight-asian="bold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Prénom_20_NOM" style:display-name="Prénom NOM" style:family="paragraph" style:parent-style-name="Standard">
      <style:paragraph-properties fo:margin-left="8.001cm" fo:margin-right="0cm" fo:text-indent="0cm" style:auto-text-indent="false"/>
      <style:text-properties fo:font-weight="bold" style:font-weight-asian="bold"/>
    </style:style>
    <style:style style:name="Texte_20_de_20_saisie" style:display-name="Texte de saisie" style:family="paragraph" style:parent-style-name="Standard">
      <style:paragraph-properties fo:text-align="justify" style:justify-single-word="false"/>
    </style:style>
    <style:style style:name="Titre_20_qualité" style:display-name="Titre qualité" style:family="paragraph" style:parent-style-name="Prénom_20_NOM">
      <style:text-properties fo:font-weight="normal" style:font-weight-asian="normal"/>
    </style:style>
    <style:style style:name="Titre_20_tableau" style:display-name="Titre tableau" style:family="paragraph" style:parent-style-name="Standard">
      <style:paragraph-properties fo:line-height="0.459cm"/>
      <style:text-properties fo:font-size="13pt" fo:font-weight="bold" style:font-size-asian="13pt" style:font-weight-asian="bold"/>
    </style:style>
    <style:style style:name="Tiret_20_ordre" style:display-name="Tiret ordre" style:family="paragraph" style:parent-style-name="Standard" style:list-style-name="WW8Num3">
      <style:paragraph-properties fo:margin-left="0.699cm" fo:margin-right="0cm" fo:text-indent="0cm" style:auto-text-indent="false">
        <style:tab-stops>
          <style:tab-stop style:position="0.953cm"/>
        </style:tab-stops>
      </style:paragraph-properties>
    </style:style>
    <style:style style:name="souligné_20_texte" style:display-name="souligné texte" style:family="paragraph" style:parent-style-name="Header">
      <style:paragraph-properties fo:line-height="0.106cm" fo:padding-left="0cm" fo:padding-right="0cm" fo:padding-top="0cm" fo:padding-bottom="0.035cm" fo:border-left="none" fo:border-right="none" fo:border-top="none" fo:border-bottom="0.018cm solid #000000">
        <style:tab-stops/>
      </style:paragraph-properties>
    </style:style>
    <style:style style:name="Texte_20_de_20_bulles" style:display-name="Texte de bulles" style:family="paragraph" style:parent-style-name="Standard"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WW8Num1z0" style:family="text">
      <style:text-properties style:font-name="Symbol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/>
    </style:style>
    <style:style style:name="WW8Num2z0" style:family="text">
      <style:text-properties fo:color="#000000" style:font-name="Arial" fo:font-size="6.5pt" fo:font-style="normal" fo:font-weight="normal" style:font-size-asian="6.5pt" style:font-style-asian="normal" style:font-weight-asian="normal"/>
    </style:style>
    <style:style style:name="WW8Num2z1" style:family="text">
      <style:text-properties style:font-name="Courier New"/>
    </style:style>
    <style:style style:name="WW8Num2z2" style:family="text">
      <style:text-properties style:font-name="Wingdings"/>
    </style:style>
    <style:style style:name="WW8Num2z3" style:family="text">
      <style:text-properties style:font-name="Symbol"/>
    </style:style>
    <style:style style:name="WW8Num3z0" style:family="text">
      <style:text-properties fo:color="#000000" style:font-name="Arial" fo:font-size="11pt" fo:font-style="normal" fo:font-weight="bold" style:font-size-asian="11pt" style:font-style-asian="normal" style:font-weight-asian="bold"/>
    </style:style>
    <style:style style:name="WW8Num3z1" style:family="text">
      <style:text-properties style:font-name="Courier New"/>
    </style:style>
    <style:style style:name="WW8Num3z2" style:family="text">
      <style:text-properties style:font-name="Wingdings"/>
    </style:style>
    <style:style style:name="WW8Num3z3" style:family="text">
      <style:text-properties style:font-name="Symbol"/>
    </style:style>
    <style:style style:name="WW8Num4z0" style:family="text">
      <style:text-properties style:font-name="Arial" style:font-name-asian="Times" style:font-name-complex="Arial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/>
    </style:style>
    <style:style style:name="WW8Num4z3" style:family="text">
      <style:text-properties style:font-name="Symbol"/>
    </style:style>
    <style:style style:name="Police_20_par_20_défaut" style:display-name="Police par défaut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-">
        <style:list-level-properties text:list-level-position-and-space-mode="label-alignment">
          <style:list-level-label-alignment text:label-followed-by="listtab" text:list-tab-stop-position="0.635cm"/>
        </style:list-level-properties>
        <style:text-properties style:font-name="Aria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635cm"/>
        </style:list-level-properties>
        <style:text-properties style:font-name="Aria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Aria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P2" style:family="paragraph">
      <style:paragraph-properties style:writing-mode="lr-tb"/>
    </style:style>
    <style:style style:name="MP3" style:family="paragraph">
      <style:paragraph-properties style:writing-mode="lr-tb"/>
      <style:text-properties style:font-name="Arial1" fo:font-size="1pt" style:font-name-asian="Arial1" style:font-name-complex="Arial1"/>
    </style:style>
    <style:style style:name="MP4" style:family="paragraph" style:parent-style-name="Header">
      <style:paragraph-properties fo:line-height="0.388cm"/>
    </style:style>
    <style:style style:name="MP5" style:family="paragraph" style:parent-style-name="Header">
      <style:paragraph-properties fo:line-height="100%">
        <style:tab-stops/>
      </style:paragraph-properties>
      <style:text-properties fo:language="zxx" fo:country="none" style:language-asian="zxx" style:country-asian="none"/>
    </style:style>
    <style:style style:name="MP6" style:family="paragraph" style:parent-style-name="Header">
      <style:paragraph-properties fo:line-height="100%">
        <style:tab-stops/>
      </style:paragraph-properties>
    </style:style>
    <style:style style:name="MP7" style:family="paragraph" style:parent-style-name="Header">
      <style:paragraph-properties>
        <style:tab-stops/>
      </style:paragraph-properties>
      <style:text-properties fo:language="zxx" fo:country="none" style:language-asian="zxx" style:country-asian="none"/>
    </style:style>
    <style:style style:name="MP8" style:family="paragraph" style:parent-style-name="Header">
      <style:paragraph-properties>
        <style:tab-stops/>
      </style:paragraph-properties>
    </style:style>
    <style:style style:name="MP9" style:family="paragraph" style:parent-style-name="Header">
      <style:paragraph-properties fo:line-height="0.864cm">
        <style:tab-stops/>
      </style:paragraph-properties>
    </style:style>
    <style:style style:name="MP10" style:family="paragraph" style:parent-style-name="Footer">
      <style:paragraph-properties>
        <style:tab-stops/>
      </style:paragraph-properties>
    </style:style>
    <style:style style:name="MP11" style:family="paragraph" style:parent-style-name="Header">
      <style:text-properties fo:language="zxx" fo:country="none" style:language-asian="zxx" style:country-asian="none"/>
    </style:style>
    <style:style style:name="MT1" style:family="text">
      <style:text-properties style:font-name="Arial1" fo:font-size="1pt" style:font-name-asian="Arial1" style:font-name-complex="Arial1"/>
    </style:style>
    <style:style style:name="M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229cm" fo:padding-bottom="0.229cm" fo:padding-left="0.441cm" fo:padding-right="0.441cm" fo:wrap-option="wrap" fo:margin-left="0.319cm" fo:margin-right="0.319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.199cm" fo:margin-bottom="1.501cm" fo:margin-left="3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88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099cm" fo:margin-left="0cm" fo:margin-right="0cm" fo:margin-bottom="0cm" style:dynamic-spacing="tru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.199cm" fo:margin-bottom="1.501cm" fo:margin-left="3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88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099cm" fo:margin-left="0cm" fo:margin-right="0cm" fo:margin-bottom="0cm" style:dynamic-spacing="true"/>
      </style:header-style>
      <style:footer-style>
        <style:header-footer-properties fo:min-height="0cm" fo:margin-left="0cm" fo:margin-right="0cm" fo:margin-top="0cm"/>
      </style:footer-style>
    </style:page-layout>
    <style:page-layout style:name="Mpm3">
      <style:page-layout-properties fo:page-width="21.001cm" fo:page-height="29.7cm" style:num-format="1" style:print-orientation="portrait" fo:margin-top="1.199cm" fo:margin-bottom="1.199cm" fo:margin-left="3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88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099cm" fo:margin-left="0cm" fo:margin-right="0cm" fo:margin-bottom="0cm" style:dynamic-spacing="true"/>
      </style:header-style>
      <style:footer-style>
        <style:header-footer-properties fo:min-height="0.099cm" fo:margin-left="0cm" fo:margin-right="0cm" fo:margin-top="0cm" style:dynamic-spacing="true"/>
      </style:footer-style>
    </style:page-layout>
    <style:page-layout style:name="Mpm4">
      <style:page-layout-properties fo:page-width="21.001cm" fo:page-height="29.7cm" style:num-format="1" style:print-orientation="portrait" fo:margin-top="1.199cm" fo:margin-bottom="0.751cm" fo:margin-left="3cm" fo:margin-right="2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388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099cm" fo:margin-left="0cm" fo:margin-right="0cm" fo:margin-bottom="0cm" style:dynamic-spacing="true"/>
      </style:header-style>
      <style:footer-style/>
    </style:page-layout>
    <style:page-layout style:name="Mpm5">
      <style:page-layout-properties fo:page-width="21.001cm" fo:page-height="29.7cm" style:num-format="1" style:print-orientation="portrait" fo:margin-top="1.199cm" fo:margin-bottom="1.199cm" fo:margin-left="3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88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099cm" fo:margin-left="0cm" fo:margin-right="0cm" fo:margin-bottom="0cm" style:dynamic-spacing="true"/>
      </style:header-style>
      <style:footer-style>
        <style:header-footer-properties fo:min-height="0.302cm" fo:margin-left="0cm" fo:margin-right="0cm" fo:margin-top="0.203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custom-shape text:anchor-type="char" draw:z-index="3" draw:name="PowerPlusWaterMarkObject3" draw:style-name="Mgr1" draw:text-style-name="MP3" svg:width="21.301cm" svg:height="1.253cm" draw:transform="skewX (-6.97202618715239E-017) rotate (0.7853981633973) translate (0.0246944444444444cm 18.0984305555556cm)"><text:p text:style-name="MP2"><text:span text:style-name="MT1">DOCUMENT DE TRAVAIL Pochette n°6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page-number text:select-page="current"/>/<text:page-count style:num-format="1">3</text:page-count></text:p>
        <text:p text:style-name="Header"/>
        <text:p text:style-name="Header"/>
        <text:p text:style-name="Header"/>
        <text:p text:style-name="Header"/>
        <text:p text:style-name="Header"/>
        <text:p text:style-name="Header"/>
        <text:p text:style-name="Header"/>
        <text:p text:style-name="Header"/>
        <text:p text:style-name="Header"/>
        <text:p text:style-name="MP4"/>
      </style:header>
    </style:master-page>
    <style:master-page style:name="First_20_Page" style:display-name="First Page" style:page-layout-name="Mpm2" style:next-style-name="Standard">
      <style:header>
        <text:p text:style-name="MP5"><draw:custom-shape text:anchor-type="char" draw:z-index="1" draw:name="PowerPlusWaterMarkObject1" draw:style-name="Mgr1" draw:text-style-name="MP3" svg:width="21.301cm" svg:height="1.253cm" draw:transform="skewX (-6.97202618715239E-017) rotate (0.7853981633973) translate (0.0246944444444444cm 19.0178333333333cm)"><text:p text:style-name="MP2"><text:span text:style-name="MT1">DOCUMENT DE TRAVAIL Pochette n°6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  <text:p text:style-name="MP6"/>
        <text:p text:style-name="MP6"/>
        <text:p text:style-name="MP6"/>
        <text:p text:style-name="MP6"/>
        <text:p text:style-name="MP6"/>
      </style:header>
      <style:footer>
        <text:p text:style-name="Footer"/>
      </style:footer>
    </style:master-page>
    <style:master-page style:name="Conversion_20_1" style:display-name="Conversion 1" style:page-layout-name="Mpm3" style:next-style-name="Conversion_20_suivante_20_1">
      <style:header>
        <text:p text:style-name="MP7"><draw:custom-shape text:anchor-type="char" draw:z-index="4" draw:name="PowerPlusWaterMarkObject4" draw:style-name="Mgr1" draw:text-style-name="MP3" svg:width="21.301cm" svg:height="1.253cm" draw:transform="skewX (-6.97202618715239E-017) rotate (0.7853981633973) translate (2.67581944444444cm 7.71348611111111cm)"><text:p text:style-name="MP2"><text:span text:style-name="MT1">DOCUMENT DE TRAVAIL Pochette n°6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  <text:p text:style-name="MP8"/>
        <text:p text:style-name="MP9"/>
      </style:header>
      <style:footer>
        <text:p text:style-name="MP10"/>
        <text:p text:style-name="MP10"/>
        <text:p text:style-name="MP10"/>
        <text:p text:style-name="MP10"/>
        <text:p text:style-name="MP10"/>
        <text:p text:style-name="MP10"/>
        <text:p text:style-name="MP10"/>
      </style:footer>
    </style:master-page>
    <style:master-page style:name="Conversion_20_suivante_20_1" style:display-name="Conversion suivante 1" style:page-layout-name="Mpm4">
      <style:header>
        <text:p text:style-name="MP11"><draw:custom-shape text:anchor-type="char" draw:z-index="5" draw:name="PowerPlusWaterMarkObject6" draw:style-name="Mgr1" draw:text-style-name="MP3" svg:width="21.301cm" svg:height="1.253cm" draw:transform="skewX (-6.97202618715239E-017) rotate (0.7853981633973) translate (2.67581944444444cm 7.71348611111111cm)"><text:p text:style-name="MP2"><text:span text:style-name="MT1">DOCUMENT DE TRAVAIL Pochette n°6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  <text:p text:style-name="Header"/>
        <text:p text:style-name="Header"/>
        <text:p text:style-name="Header"/>
        <text:p text:style-name="Header"/>
        <text:p text:style-name="Header"/>
        <text:p text:style-name="Header"/>
        <text:p text:style-name="Header"/>
        <text:p text:style-name="Header"/>
        <text:p text:style-name="MP4"/>
      </style:header>
    </style:master-page>
    <style:master-page style:name="Conversion_20_2" style:display-name="Conversion 2" style:page-layout-name="Mpm5" style:next-style-name="Conversion_20_suivante_20_2">
      <style:header>
        <text:p text:style-name="MP7"><draw:custom-shape text:anchor-type="char" draw:z-index="6" draw:name="PowerPlusWaterMarkObject7" draw:style-name="Mgr1" draw:text-style-name="MP3" svg:width="21.301cm" svg:height="1.253cm" draw:transform="skewX (-6.97202618715239E-017) rotate (0.7853981633973) translate (2.67581944444444cm 7.71348611111111cm)"><text:p text:style-name="MP2"><text:span text:style-name="MT1">DOCUMENT DE TRAVAIL Pochette n°6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  <text:p text:style-name="MP8"/>
        <text:p text:style-name="MP9"/>
      </style:header>
      <style:footer>
        <text:p text:style-name="MP10"/>
        <text:p text:style-name="MP10"/>
        <text:p text:style-name="MP10"/>
        <text:p text:style-name="MP10"/>
        <text:p text:style-name="MP10"/>
        <text:p text:style-name="MP10"/>
        <text:p text:style-name="MP10"/>
      </style:footer>
    </style:master-page>
    <style:master-page style:name="Conversion_20_suivante_20_2" style:display-name="Conversion suivante 2" style:page-layout-name="Mpm1">
      <style:header>
        <text:p text:style-name="MP11"><draw:custom-shape text:anchor-type="char" draw:z-index="7" draw:name="PowerPlusWaterMarkObject9" draw:style-name="Mgr1" draw:text-style-name="MP3" svg:width="21.301cm" svg:height="1.253cm" draw:transform="skewX (-6.97202618715239E-017) rotate (0.7853981633973) translate (2.67581944444444cm 7.71348611111111cm)"><text:p text:style-name="MP2"><text:span text:style-name="MT1">DOCUMENT DE TRAVAIL Pochette n°6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  <text:p text:style-name="Header"/>
        <text:p text:style-name="Header"/>
        <text:p text:style-name="Header"/>
        <text:p text:style-name="Header"/>
        <text:p text:style-name="Header"/>
        <text:p text:style-name="Header"/>
        <text:p text:style-name="Header"/>
        <text:p text:style-name="Header"/>
        <text:p text:style-name="MP4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SEINE SAINT DENIS</dc:title>
    <meta:initial-creator>Isabelle GAILLARD - 4183</meta:initial-creator>
    <meta:creation-date>2011-05-11T12:34:00</meta:creation-date>
    <dc:creator>Julien Mille</dc:creator>
    <dc:date>2011-10-18T15:01:09.45</dc:date>
    <meta:print-date>2011-05-11T12:36:00</meta:print-date>
    <meta:editing-cycles>41</meta:editing-cycles>
    <meta:editing-duration>PT5H7M13S</meta:editing-duration>
    <meta:generator>OpenOffice.org/3.2$Win32 OpenOffice.org_project/320m12$Build-9483</meta:generator>
    <meta:document-statistic meta:table-count="4" meta:image-count="0" meta:object-count="0" meta:page-count="3" meta:paragraph-count="65" meta:word-count="187" meta:character-count="1187"/>
    <meta:user-defined meta:name="Info 1"/>
    <meta:user-defined meta:name="Info 2"/>
    <meta:user-defined meta:name="Info 3"/>
    <meta:user-defined meta:name="Info 4"/>
  </office:meta>
</office:document-meta>
</file>